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Linux Libertine G" svg:font-family="'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3">
      <style:paragraph-properties fo:line-height="150%"/>
    </style:style>
    <style:style style:name="P5" style:family="paragraph" style:parent-style-name="Standard" style:list-style-name="L3">
      <style:paragraph-properties fo:line-height="150%"/>
      <style:text-properties officeooo:paragraph-rsid="00153587"/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6.287cm" style:type="char" style:char=","/>
          <style:tab-stop style:position="7.43cm" style:type="char" style:char=","/>
          <style:tab-stop style:position="8.996cm"/>
        </style:tab-stops>
      </style:paragraph-properties>
      <style:text-properties fo:font-size="11pt" style:font-size-asian="11pt" style:font-size-complex="11pt" style:font-weight-complex="bold"/>
    </style:style>
    <style:style style:name="P8" style:family="paragraph" style:parent-style-name="Standard" style:list-style-name="L2">
      <style:paragraph-properties fo:margin-top="0.6cm" fo:margin-bottom="0cm" style:contextual-spacing="false" fo:line-height="150%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5.715cm"/>
        </style:tab-stops>
      </style:paragraph-properties>
      <style:text-properties officeooo:paragraph-rsid="0012ba50"/>
    </style:style>
    <style:style style:name="P10" style:family="paragraph" style:parent-style-name="Text_20_body">
      <style:paragraph-properties fo:margin-top="3.2cm" fo:margin-bottom="0.079cm" style:contextual-spacing="false" fo:text-align="center" style:justify-single-word="false"/>
    </style:style>
    <style:style style:name="P11" style:family="paragraph" style:parent-style-name="Text_20_body">
      <style:paragraph-properties fo:margin-top="0.259cm" fo:margin-bottom="0.199cm" style:contextual-spacing="false"/>
    </style:style>
    <style:style style:name="P12" style:family="paragraph" style:parent-style-name="Text_20_body">
      <style:paragraph-properties fo:margin-top="0.66cm" fo:margin-bottom="0.199cm" style:contextual-spacing="false"/>
    </style:style>
    <style:style style:name="P13" style:family="paragraph" style:parent-style-name="Text_20_body">
      <style:paragraph-properties fo:margin-top="0.161cm" fo:margin-bottom="0.6cm" style:contextual-spacing="false"/>
    </style:style>
    <style:style style:name="P14" style:family="paragraph" style:parent-style-name="Text_20_body">
      <style:paragraph-properties fo:margin-top="0.76cm" fo:margin-bottom="0.499cm" style:contextual-spacing="false" fo:text-align="start" style:justify-single-word="false"/>
    </style:style>
    <style:style style:name="P15" style:family="paragraph" style:parent-style-name="Text_20_body">
      <style:paragraph-properties fo:margin-top="0.499cm" fo:margin-bottom="0.199cm" style:contextual-spacing="false"/>
      <style:text-properties officeooo:paragraph-rsid="0015e511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Heading_20_1">
      <style:paragraph-properties fo:break-before="page"/>
      <style:text-properties officeooo:paragraph-rsid="00153587"/>
    </style:style>
    <style:style style:name="P18" style:family="paragraph" style:parent-style-name="Heading_20_1">
      <style:paragraph-properties fo:orphans="2" fo:widows="2" fo:break-before="page" fo:keep-with-next="always" style:writing-mode="lr-tb"/>
      <style:text-properties style:use-window-font-color="true" style:font-name="Linux Libertine G" fo:language="hu" fo:country="HU" style:font-name-asian="DejaVu Sans" style:font-name-complex="Lohit Hindi" style:language-complex="ar" style:country-complex="SA"/>
    </style:style>
    <style:style style:name="P19" style:family="paragraph" style:parent-style-name="Heading_20_1">
      <style:paragraph-properties fo:margin-top="0.199cm" fo:margin-bottom="0.199cm" style:contextual-spacing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0a3f" style:font-weight-asian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d917c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font-weight-complex="bold"/>
    </style:style>
    <style:style style:name="T7" style:family="text">
      <style:text-properties officeooo:rsid="00134cab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Kedves Szülők!</text:h>
      <text:p text:style-name="Text_20_body">A szülő számára rendkívül fontos döntés, hogy kikre, milyen közösségre bízza legdrágább kincsét, legféltettebb értékét: saját gyermekét. A feladat komoly mérlegelést kíván, hisz döntésükkel egész életre szóló élmény kezdetét alapozzák meg.</text:p>
      <text:p text:style-name="Text_20_body">Szeretnénk segíteni iskolaválasztásukban, mely csak személyes látogatással válhat bizonyossággá, ezért nagyon várjuk Önöket iskolánkba.</text:p>
      <text:p text:style-name="Text_20_body"><text:span text:style-name="Emphasis"><text:span text:style-name="T1">Bemutató óráink:</text:span></text:span></text:p>
      <text:p text:style-name="P7">2013. március 5.<text:tab/>8:00 <text:span text:style-name="T7">–<text:tab/></text:span>8:45<text:tab/>magyar</text:p>
      <text:p text:style-name="P7">2013. március 5.<text:tab/>9:00 <text:span text:style-name="T7">–</text:span><text:tab/>9:45<text:tab/>matematika</text:p>
      <text:p text:style-name="P7">2013. március 5.<text:tab/>10:00 <text:span text:style-name="T7">–</text:span><text:tab/>10:45<text:tab/>ének</text:p>
      <text:p text:style-name="P7">2013. március 6.<text:tab/>8:00 <text:span text:style-name="T7">–</text:span><text:tab/>8:45<text:tab/>magyar</text:p>
      <text:p text:style-name="P7">2013. március 6.<text:tab/>9:00 <text:span text:style-name="T7">–</text:span><text:tab/>9:45<text:tab/>matematika</text:p>
      <text:p text:style-name="Text_20_body">Az emelt szintű képzéssel működő ének-zenei osztályban zenei meghallgatást tartunk a jelentkezők­nek.</text:p>
      <text:p text:style-name="P9"><text:span text:style-name="Emphasis"><text:span text:style-name="T1">A meghallgatás időpontjai</text:span></text:span>:<text:tab/>2013. április 11. csütörtök 15.00<text:span text:style-name="T7">–</text:span>17.00<text:span text:style-name="T1"><text:line-break/></text:span><text:tab/>2013. április 12. péntek 15.00<text:span text:style-name="T7">–</text:span>17.00</text:p>
      <text:p text:style-name="Text_20_body">és a <text:span text:style-name="Emphasis"><text:span text:style-name="T1">beiratkozás egyik napján</text:span></text:span>, melynek pontos időpontját a honlapunkon olvashatják majd.</text:p>
      <text:p text:style-name="Text_20_body"><text:span text:style-name="Emphasis"><text:span text:style-name="T3">2013. március 6-án 16 </text:span></text:span><text:span text:style-name="Emphasis"><text:span text:style-name="T4">órá</text:span></text:span><text:span text:style-name="Emphasis"><text:span text:style-name="T3">tól 17 </text:span></text:span><text:span text:style-name="Emphasis"><text:span text:style-name="T4">órá</text:span></text:span><text:span text:style-name="Emphasis"><text:span text:style-name="T3">ig</text:span></text:span> játékdélutánon<text:span text:style-name="T6"> vehetnek részt a jövendő elsősök, ahol köze­lebbről is megismerkedhetnek a tanító nénikkel. Ez idő alatt a szülőket az iskola vezetője személyesen tájékoztatja a képzéseinkről.</text:span></text:p>
      <text:p text:style-name="Text_20_body">A Városmajor parkja mellett, zöld környezetben áll iskolánk 100 éves műemlék épülete, amely ma is hangulatos, és harmóniát sugárzó esztétikus belső tereivel, korszerű felszereltségével várja a diáko­kat.</text:p>
      <text:p text:style-name="Text_20_body">Tanítóink, tanáraink nagy tanítási tapasztalattal rendelkeznek, szakmai kérdésekben nyitottak, felké­szültek, gyermekközpontú szemlélettel oktatnak-nevelnek. </text:p>
      <text:p text:style-name="P14">A <text:span text:style-name="Emphasis"><text:span text:style-name="T1">2013/2014</text:span></text:span>-es<text:span text:style-name="T1"> </text:span>tanévben <text:span text:style-name="Emphasis"><text:span text:style-name="T1">két első osztály</text:span></text:span> indítását tervezzük.</text:p>
      <text:h text:style-name="Heading_20_1" text:outline-level="1">1. a: <text:s/>emelt szintű ének-zenei osztály <text:span text:style-name="T8">(sokirányú művészeti oktatással kiegészítve)</text:span></text:h>
      <text:p text:style-name="Text_20_body">Bizonyított tény, és ezt saját tapasztalataink is megerősítik, hogy a zene az egyik legalkalmasabb esz­köz a kreatív gondolkodás fejlesztésére.</text:p>
      <text:p text:style-name="Text_20_body">Ebbe az osztályunkba a muzsika és a művészetek iránt érdeklődő tanulókat várjuk. </text:p>
      <text:p text:style-name="Text_20_body">Zenei nevelésünk Kodály Zoltán elvein alapszik. Szoros a kapcsolatunk a kerület Solti György Zene­iskolájával. </text:p>
      <text:p text:style-name="Text_20_body">Az énekkar és a hangszeres zene megismerése révén lehetőségük nyílik zenei tehetségük fejlesztésére és sokrétű kibontakoztatására. Iskolánkban alsó és felső tagozaton is működik kórus. Mindkettő ma­gas minősítésekkel rendelkezik, nagy sikerrel szerepel versenyeken és fellépéseken, országos szinten is. Számos külföldi felkérésnek tett eleget a Kós Gyermekkar és a Kicsinyek Kórusa. Kórusaink két CD-felvételt készítettek.</text:p>
      <text:p text:style-name="Text_20_body">A zenei képzés előkészíti és lehetővé teszi az ének-zenei tanulmányok természetes folytatását a Vá­rosmajori Gimnázium zenei tagozatán. </text:p>
      <text:p text:style-name="Text_20_body"><text:span text:style-name="Emphasis"><text:span text:style-name="T1">Célunk</text:span></text:span><text:span text:style-name="T1">, </text:span>hogy a zenében jártas, énekelni szerető, az érzelmi nevelésre, művészeti értékekre fogékony tanulók hagyják el iskolánkat. </text:p>
      <text:h text:style-name="P19" text:outline-level="1"><text:span text:style-name="T1">1. b osztály: matematika-informatika irányultságú osztály</text:span></text:h>
      <text:p text:style-name="Text_20_body">A matematika a reáltudományok alapja. A logikus, kreatív gondolkodást játékos feladatok megoldá­sával fejlesztjük.</text:p>
      <text:p text:style-name="Text_20_body">Ebben az osztályban a harmadik évtől kezdve a tehetséggondozás érdekében csoportbontásban tanít­juk a matematikát és az informatikát. Természetes átjárhatóságot biztosítunk a csoportok között év­közi mérésekkel.</text:p>
      <text:p text:style-name="Text_20_body"><text:span text:style-name="Emphasis"><text:span text:style-name="T1">Célunk</text:span></text:span><text:span text:style-name="T1">, </text:span>hogy a tanulók az általános iskolából kikerülve problémamegoldó képességükkel eredmé­nyesen tanulhassanak a középiskolában, és készségszinten tudják kezelni a számítógépet és a külön­böző számítógépes programokat.</text:p>
      <text:p text:style-name="P15">Az <text:span text:style-name="Emphasis"><text:span text:style-name="T1">első osztályokban</text:span></text:span> a magyar nyelv és irodalom tanítása hagyományos írás- és szótagoló olvasás­oktatásra épül. A tanórákhoz kapcsolódva személyiségfejlesztő drámapedagógiai foglalkozásokon vesznek részt tanulóink. </text:p>
      <text:p text:style-name="Text_20_body">Az oktatást <text:span text:style-name="Emphasis"><text:span text:style-name="T1">alsó tagozaton logopédus és fejlesztő pedagógus is segíti</text:span></text:span>.</text:p>
      <text:p text:style-name="Text_20_body"><text:span text:style-name="Emphasis"><text:span text:style-name="T1">Idegen nyelv (angol vagy német)</text:span></text:span><text:span text:style-name="T1"> </text:span>tanulására első, második és harmadik évfolyamon tanfolyami ke­retekben van lehetőség, <text:span text:style-name="Emphasis"><text:span text:style-name="T1">negyedik évfolyamtól tanrendben</text:span></text:span>, csoportbontásban. </text:p>
      <text:p text:style-name="Text_20_body">Angol és német nyelvi programunk figyelembe veszi a gyermekek életkori sajátosságait, érdeklődési körét. Nyelvi oktatásunk középpontjában beszédközpontú kommunikációs tevékenységek állnak.</text:p>
      <text:p text:style-name="Text_20_body"><text:span text:style-name="Emphasis"><text:span text:style-name="T1">Célunk</text:span></text:span>: megalapozni a nyelvi ismereteiket, a tanult nyelv kultúrája iránti érdeklődésüket felkelteni, melyeknek érdekében nyelvi táborokat is szervezünk. </text:p>
      <text:p text:style-name="Text_20_body">Az emelt szintű ének-zene és a matematika-informatika irányultságú képzéseken túl a következő programokban vesznek részt tanulóink. </text:p>
      <text:p text:style-name="Text_20_body"><text:span text:style-name="Emphasis"><text:span text:style-name="T1">Művészeti oktatás: </text:span></text:span></text:p>
      <text:list xml:id="list446393695" text:style-name="L4">
        <text:list-item>
          <text:p text:style-name="P1">néptánc (1<text:span text:style-name="T7">–</text:span>4. évfolyamon)</text:p>
        </text:list-item>
        <text:list-item>
          <text:p text:style-name="P1">dráma (1<text:span text:style-name="T7">–</text:span>6. évfolyamon)</text:p>
        </text:list-item>
        <text:list-item>
          <text:p text:style-name="P1">rajz (1<text:span text:style-name="T7">–</text:span>8. évfolyamon)</text:p>
        </text:list-item>
        <text:list-item>
          <text:p text:style-name="P1">énekkarok (3<text:span text:style-name="T7">–</text:span>8.évfolyamon)</text:p>
        </text:list-item>
        <text:list-item>
          <text:p text:style-name="P1">hangszeres képzések Solti György Zeneiskolában (1<text:span text:style-name="T7">–</text:span>8. évfolyamon)</text:p>
        </text:list-item>
      </text:list>
      <text:p text:style-name="Text_20_body"><text:span text:style-name="Emphasis">Egészség-és környezettudatos nevelés:</text:span></text:p>
      <text:list xml:id="list1706111937" text:style-name="L5">
        <text:list-item>
          <text:p text:style-name="P2">1<text:span text:style-name="T7">–</text:span>8. évfolyamokon változatos tevékenységekkel fejlesztjük a gyerekek szemléletét és gondol­kodását.</text:p>
        </text:list-item>
        <text:list-item>
          <text:p text:style-name="P2">Iskolánk 2009 óta <text:span text:style-name="T7">Ökoiskola</text:span>, így nemzetközi és országos programokba is bekapcsolódhatnak diákjaink.</text:p>
        </text:list-item>
        <text:list-item>
          <text:p text:style-name="P2">A Városmajorban <text:span text:style-name="T7">biokertet</text:span><text:span text:style-name="T5"> működtetnek, gondoznak alsósaink.</text:span></text:p>
        </text:list-item>
      </text:list>
      <text:p text:style-name="Text_20_body"><text:span text:style-name="Emphasis">Mindennapos testnevelés:</text:span></text:p>
      <text:list xml:id="list783030650" text:style-name="L6">
        <text:list-item>
          <text:p text:style-name="P3">1<text:span text:style-name="T7">–</text:span>4. évfolyamon, melynek keretében a 2. évfolyam tanulói úszásoktatásban vesznek részt.</text:p>
        </text:list-item>
        <text:list-item>
          <text:p text:style-name="P3">3. évfolyamosok a vívás alapjaival ismerkednek az órák keretében.</text:p>
        </text:list-item>
        <text:list-item>
          <text:p text:style-name="P3">1<text:span text:style-name="T7">–</text:span>8.évfolyamon tanítási időn túl délutánonként sokféle sportág között választhatnak tanuló­ink. </text:p>
        </text:list-item>
      </text:list>
      <text:p text:style-name="Text_20_body"><text:span text:style-name="Emphasis">Napközi otthoni és tanulószobai ellátás</text:span></text:p>
      <text:p text:style-name="Text_20_body">A tanórák után tanulóink részére napközi otthoni és tanulószobai ellátást biztosítunk. Szakképzett pedagógusok irányításával készülnek másnapra, tanulnak tanulni, és élvezhetik a Major jó levegőjét, sportpályáját és játszóterét.</text:p>
      <text:p text:style-name="Text_20_body">A tanulás utáni időben változatos szabadidős tevékenységben (manuális foglalkozások, múzeum, báb­színház stb.) vehetnek részt. </text:p>
      <text:p text:style-name="Text_20_body">Nyitott polcos <text:span text:style-name="Emphasis">könyvtárunk</text:span> szeretettel várja az olvasni vágyókat, és jó lehetőséget kínál színvonalas könyvtári foglalkozásokra is.</text:p>
      <text:h text:style-name="P18" text:outline-level="1">Tehetséggondozás</text:h>
      <text:p text:style-name="Text_20_body">Iskolánk erőssége a tehetséggondozás. <text:span text:style-name="Emphasis">2011-ben elnyerte a Városmajori Gimnázium és Kós Ká­roly Általános Iskola az „Akkreditált Kiváló Tehetségpont” címet</text:span>. A gimnázium és az általános iskola szorosan együttműködik a tehetségek felismerésében, a tehetséges és kiváló képességű tanulók képzésében. </text:p>
      <text:p text:style-name="Text_20_body">Eredményesen teljesítő diákjaink a gimnázium megfelelő tagozatain folytathatják középiskolai tanul­mányaikat.</text:p>
      <text:p text:style-name="Text_20_body"><text:span text:style-name="Emphasis">A tanulmányi versenyekre</text:span><text:span text:style-name="T1"> </text:span>tanórán kívüli foglalkozásokon készítjük fel tanulóinkat, ezen kívül ösz­tönözzük őket egyéni pályázatok készítésére, valamint az éves feladatmegoldó versenyekbe való be­kapcsolódásra.</text:p>
      <text:p text:style-name="Text_20_body">Felső tagozaton, hetedik évfolyamtól kezdődően<text:span text:style-name="T1"> </text:span><text:span text:style-name="Emphasis">a hatékony munka elősegítésére csoportokat</text:span> ala­kítunk matematikából, valamint magyar nyelvtan és irodalomból. </text:p>
      <text:h text:style-name="Heading_20_1" text:outline-level="1">Iskolai élet</text:h>
      <text:p text:style-name="Text_20_body">Az intézményünkbe beiratkozó gyermekeket <text:span text:style-name="Emphasis">hagyományos erkölcsi</text:span> elvek alapján neveljük. </text:p>
      <text:p text:style-name="Text_20_body">Azt valljuk, hogy az emberi közösség építő ereje a kölcsönös tisztelet, egymás értékeinek elfogadása. Törekvésünk a magas szintű tantárgyi tudás mellett a közösségi élet emberi tartást kialakító formái­nak megteremtése.</text:p>
      <text:p text:style-name="P13">A Kós Károly Tagiskolában gazdag és sokszínű rendezvények követik egymást. Különös gondot fordí­tunk hagyományaink ápolására.</text:p>
      <text:list xml:id="list1261049410" text:style-name="L3">
        <text:list-item>
          <text:p text:style-name="P4">Zenei Világnap</text:p>
        </text:list-item>
        <text:list-item>
          <text:p text:style-name="P4">Kós-napok (bemutató órákkal)</text:p>
        </text:list-item>
        <text:list-item>
          <text:p text:style-name="P4">Karácsonyi hangverseny</text:p>
        </text:list-item>
        <text:list-item>
          <text:p text:style-name="P4">Farsang</text:p>
        </text:list-item>
        <text:list-item>
          <text:p text:style-name="P4">Iskolanap</text:p>
        </text:list-item>
        <text:list-item>
          <text:p text:style-name="P4">Túrák, kirándulások</text:p>
        </text:list-item>
        <text:list-item>
          <text:p text:style-name="P4">Sport-és gyereknap</text:p>
        </text:list-item>
        <text:list-item>
          <text:p text:style-name="P4">Múzeumi nap</text:p>
        </text:list-item>
        <text:list-item>
          <text:p text:style-name="P4">Kiállítások az iskolában működő Majori Galériában </text:p>
        </text:list-item>
        <text:list-item>
          <text:p text:style-name="P4">Projekt napok</text:p>
        </text:list-item>
        <text:list-item>
          <text:p text:style-name="P4">Táborok</text:p>
        </text:list-item>
        <text:list-item>
          <text:p text:style-name="P5">Kós-plakett a legkiválóbb végzős hallgatóknak</text:p>
        </text:list-item>
      </text:list>
      <text:h text:style-name="P17" text:outline-level="1"><text:span text:style-name="T1">Az intézmény külső megjelenési formája</text:span></text:h>
      <text:list xml:id="list878260172" text:style-name="L2">
        <text:list-item>
          <text:p text:style-name="P8">Ünnepi alkalmakkor sötét szoknya/nadrág, fehér blúz/ing, nyakkendő</text:p>
        </text:list-item>
        <text:list-item>
          <text:p text:style-name="P6">A zenei tagozat szereplésekor iskolai emblémával ellátott nyakkendő</text:p>
        </text:list-item>
        <text:list-item>
          <text:p text:style-name="P6">Szabadidőben iskolai emblémával ellátott póló – ugyanezt viselik tanulóink sportversenye­ken is</text:p>
        </text:list-item>
        <text:list-item>
          <text:p text:style-name="P6">Iskolajelvény</text:p>
        </text:list-item>
        <text:list-item>
          <text:p text:style-name="P6">Iskolai honlap</text:p>
        </text:list-item>
        <text:list-item>
          <text:p text:style-name="P6">Iskolaújság, iskolarádió</text:p>
        </text:list-item>
      </text:list>
      <text:p text:style-name="P12">Sikereink egyik záloga a tantestület és a szülői közösség együttműködése. Szerencsésnek mondhatjuk magunkat, mert sok ötlettel, konkrét programokkal segítik a szülők az iskola munkáját. (Családi nap, tanév végi ünnepi találkozó)</text:p>
      <text:p text:style-name="P11">A szülői támogatás legfőbb bizonyítéka az 1989-óta hatékonyan működő <text:span text:style-name="Emphasis">Kós Károly Iskola-Alap Alapítvány</text:span><text:span text:style-name="T1">. </text:span>Az alapítvány anyagi segítségével valósulhatnak meg gyermekprogramjaink, illetve leg­kiválóbb tanulóink Kós Ösztöndíjban részesülhetnek. </text:p>
      <text:p text:style-name="P11">Iskolánk az országos kompetencia-mérések szerint kiemelkedő színvonalon készíti fel a diákokat a to­vábbtanulásra, a középiskolákban eredményesen teljesítő, és az életben is boldoguló fiatalokat nevel.</text:p>
      <text:p text:style-name="P10"><text:span text:style-name="Emphasis">Ha eljön és meggyőződik iskolánk értékeiről, reméljük, hogy gyermekét is tanulóink között köszönthetjük az új tanévbe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Linux Libertine G" svg:font-family="'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nux Libertine G" fo:font-size="11pt" fo:language="hu" fo:country="H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G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.18cm" fo:margin-bottom="0.101cm" style:contextual-spacing="false" fo:text-align="justify" style:justify-single-word="false" fo:text-indent="0cm" style:auto-text-indent="false" style:page-number="auto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Szövegtörzs_20_2" style:display-name="Szövegtörzs 2" style:family="paragraph" style:parent-style-name="Standard">
      <style:paragraph-properties fo:margin-top="0.499cm" fo:margin-bottom="0.199cm" style:contextual-spacing="false" fo:line-height="100%"/>
    </style:style>
    <style:style style:name="Header" style:family="paragraph" style:parent-style-name="Standard" style:class="extra"/>
    <style:style style:name="Szövegblokk" style:family="paragraph" style:parent-style-name="Standard">
      <style:paragraph-properties fo:margin="100%" fo:margin-left="2.501cm" fo:margin-right="2.501cm" fo:text-align="justify" style:justify-single-word="false" fo:text-indent="0cm" style:auto-text-indent="false"/>
      <style:text-properties fo:font-size="12pt" style:font-size-asian="12pt"/>
    </style:style>
    <style:style style:name="Normál_20__28_Web_29_" style:display-name="Normá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Listaszerű_20_bekezdés" style:display-name="Listaszerű bekezdés" style:family="paragraph" style:parent-style-name="Standard">
      <style:paragraph-properties fo:margin="100%" fo:margin-left="1.27cm" fo:margin-right="0cm" fo:margin-top="0cm" fo:margin-bottom="0cm" style:contextual-spacing="true" fo:text-indent="0cm" style:auto-text-indent="false"/>
    </style:style>
    <style:style style:name="Buborékszöveg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 style:contextual-spacing="false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199cm" style:contextual-spacing="false" fo:text-align="center" style:justify-single-word="false"/>
      <style:text-properties fo:font-size="12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4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Bekezdés_20_alapbetűtípusa" style:display-name="Bekezdés alapbetűtípusa" style:family="text"/>
    <style:style style:name="Címsor_20_3_20_Char" style:display-name="Címsor 3 Char" style:family="text" style:parent-style-name="Bekezdés_20_alapbetűtípusa">
      <style:text-properties style:font-name="Arial" fo:font-size="13pt" fo:font-weight="bold" style:font-name-asian="Times New Roman" style:font-size-asian="13pt" style:font-weight-asian="bold" style:font-name-complex="Arial" style:font-size-complex="13pt" style:font-weight-complex="bold"/>
    </style:style>
    <style:style style:name="Címsor_20_4_20_Char" style:display-name="Címsor 4 Char" style:family="text" style:parent-style-name="Bekezdés_20_alapbetűtípusa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ímsor_20_8_20_Char" style:display-name="Címsor 8 Char" style:family="text" style:parent-style-name="Bekezdés_20_alapbetűtípusa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zövegtörzs_20_Char" style:display-name="Szövegtörzs Char" style:family="text" style:parent-style-name="Bekezdés_20_alapbetűtípusa">
      <style:text-properties style:font-name="Times New Roman" style:font-name-asian="Times New Roman" style:font-name-complex="Times New Roman" style:font-size-complex="10pt"/>
    </style:style>
    <style:style style:name="Szövegtörzs_20_2_20_Char" style:display-name="Szövegtörzs 2 Char" style:family="text" style:parent-style-name="Bekezdés_20_alapbetűtípusa">
      <style:text-properties style:font-name="Times New Roman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 style:parent-style-name="Bekezdés_20_alapbetűtípusa">
      <style:text-properties fo:color="#0000ff" style:text-underline-style="solid" style:text-underline-width="auto" style:text-underline-color="font-color"/>
    </style:style>
    <style:style style:name="Élőfej_20_Char" style:display-name="Élőfej Char" style:family="text" style:parent-style-name="Bekezdés_20_alapbetűtípusa">
      <style:text-properties style:font-name="Times New Roman" fo:font-size="10pt" style:font-name-asian="Times New Roman" style:font-size-asian="10pt" style:font-name-complex="Times New Roman" style:font-size-complex="10pt"/>
    </style:style>
    <style:style style:name="Végjegyzet_20_szövege_20_Char" style:display-name="Végjegyzet szövege Char" style:family="text" style:parent-style-name="Bekezdés_20_alapbetűtípusa">
      <style:text-properties style:font-name="Times New Roman" style:font-name-asian="Times New Roman" style:font-name-complex="Times New Roman"/>
    </style:style>
    <style:style style:name="Endnote_20_Symbol" style:display-name="Endnote Symbol" style:family="text" style:parent-style-name="Bekezdés_20_alapbetűtípusa">
      <style:text-properties style:text-position="super 58%"/>
    </style:style>
    <style:style style:name="Lábjegyzetszöveg_20_Char" style:display-name="Lábjegyzetszöveg Char" style:family="text" style:parent-style-name="Bekezdés_20_alapbetűtípusa">
      <style:text-properties style:font-name="Times New Roman" style:font-name-asian="Times New Roman" style:font-name-complex="Times New Roman"/>
    </style:style>
    <style:style style:name="Footnote_20_Symbol" style:display-name="Footnote Symbol" style:family="text" style:parent-style-name="Bekezdés_20_alapbetűtípusa">
      <style:text-properties style:text-position="super 58%"/>
    </style:style>
    <style:style style:name="Buborékszöveg_20_Char" style:display-name="Buborékszöveg Char" style:family="text" style:parent-style-name="Bekezdés_20_alapbetűtípusa">
      <style:text-properties style:font-name="Tahoma" fo:font-size="8pt" style:font-name-asian="Times New Roman" style:font-size-asian="8pt" style:font-name-complex="Tahoma" style:font-size-complex="8pt"/>
    </style:style>
    <style:style style:name="Emphasis" style:family="text">
      <style:text-properties fo:font-style="italic" fo:font-weight="bold" style:font-size-asian="10.5pt" style:font-style-asian="italic" style:font-weight-asian="normal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3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2.632cm" fo:text-indent="-0.63cm" fo:margin-left="2.63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352cm" fo:text-indent="-0.635cm" fo:margin-left="8.35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622cm" fo:text-indent="-0.635cm" fo:margin-left="9.622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892cm" fo:text-indent="-0.635cm" fo:margin-left="10.89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162cm" fo:text-indent="-0.635cm" fo:margin-left="12.1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02cm" fo:margin-bottom="1.002cm" fo:margin-left="2.499cm" fo:margin-right="2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árosmajori Gimnázium és Kós Károly Általános Iskola</dc:title>
    <meta:initial-creator>Bence Bärnkopf</meta:initial-creator>
    <meta:creation-date>2012-11-15T22:43:27</meta:creation-date>
    <dc:creator>Bence Bärnkopf</dc:creator>
    <dc:date>2012-11-16T01:17:58</dc:date>
    <meta:print-date>2011-11-30T11:40:00</meta:print-date>
    <meta:editing-cycles>6</meta:editing-cycles>
    <meta:editing-duration>PT1H45M5S</meta:editing-duration>
    <meta:generator>LibreOffice/3.6$Linux_X86_64 LibreOffice_project/360m1$Build-2</meta:generator>
    <meta:document-statistic meta:table-count="0" meta:image-count="0" meta:object-count="0" meta:page-count="4" meta:paragraph-count="84" meta:word-count="984" meta:character-count="8034" meta:non-whitespace-character-count="7129"/>
    <meta:user-defined meta:name="Információ 1"/>
    <meta:user-defined meta:name="Információ 2"/>
    <meta:user-defined meta:name="Információ 3"/>
    <meta:user-defined meta:name="Információ 4"/>
  </office:meta>
</office:document-meta>
</file>